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 style:master-page-name="MP0">
      <style:paragraph-properties style:page-number="auto" fo:break-before="page"/>
    </style:style>
    <style:style style:name="P2" style:family="paragraph" style:parent-style-name="Normal">
      <style:text-properties fo:color="#000000" loext:opacity="100%"/>
    </style:style>
    <style:style style:name="P3" style:family="paragraph" style:parent-style-name="Párrafo_20_de_20_lista" style:list-style-name="L1">
      <style:text-properties fo:color="#000000" loext:opacity="100%"/>
    </style:style>
    <style:style style:name="P4" style:family="paragraph" style:parent-style-name="Párrafo_20_de_20_lista" style:list-style-name="L1">
      <style:text-properties fo:color="#000000" loext:opacity="100%" fo:font-weight="bold" style:font-weight-asian="bold" style:font-weight-complex="bold"/>
    </style:style>
    <style:style style:name="P5" style:family="paragraph" style:parent-style-name="Párrafo_20_de_20_lista" style:list-style-name="L2">
      <style:text-properties fo:color="#000000" loext:opacity="100%"/>
    </style:style>
    <style:style style:name="P6" style:family="paragraph" style:parent-style-name="Párrafo_20_de_20_lista" style:list-style-name="L2">
      <style:text-properties fo:color="#000000" loext:opacity="100%" fo:font-weight="bold" style:font-weight-asian="bold" style:font-weight-complex="bold"/>
    </style:style>
    <style:style style:name="P7" style:family="paragraph" style:parent-style-name="Párrafo_20_de_20_lista" style:list-style-name="L3">
      <style:text-properties fo:color="#000000" loext:opacity="100%" fo:font-weight="bold" style:font-weight-asian="bold" style:font-weight-complex="bold"/>
    </style:style>
    <style:style style:name="P8" style:family="paragraph" style:parent-style-name="Párrafo_20_de_20_lista" style:list-style-name="L3">
      <style:text-properties fo:color="#000000" loext:opacity="100%"/>
    </style:style>
    <style:style style:name="P9" style:family="paragraph" style:parent-style-name="Párrafo_20_de_20_lista" style:list-style-name="L4">
      <style:text-properties fo:color="#000000" loext:opacity="100%"/>
    </style:style>
    <style:style style:name="P10" style:family="paragraph" style:parent-style-name="Párrafo_20_de_20_lista" style:list-style-name="L4">
      <style:text-properties fo:color="#000000" loext:opacity="100%" fo:font-weight="bold" style:font-weight-asian="bold" style:font-weight-complex="bold"/>
    </style:style>
    <style:style style:name="P11" style:family="paragraph" style:parent-style-name="Párrafo_20_de_20_lista" style:list-style-name="L5">
      <style:text-properties fo:color="#000000" loext:opacity="100%"/>
    </style:style>
    <style:style style:name="P12" style:family="paragraph" style:parent-style-name="Párrafo_20_de_20_lista" style:list-style-name="L5">
      <style:text-properties fo:color="#000000" loext:opacity="100%" fo:font-weight="bold" style:font-weight-asian="bold" style:font-weight-complex="bold"/>
    </style:style>
    <style:style style:name="P13" style:family="paragraph" style:parent-style-name="Párrafo_20_de_20_lista" style:list-style-name="L6">
      <style:text-properties fo:color="#000000" loext:opacity="100%"/>
    </style:style>
    <style:style style:name="P14" style:family="paragraph" style:parent-style-name="Párrafo_20_de_20_lista" style:list-style-name="L6">
      <style:text-properties fo:color="#000000" loext:opacity="100%" fo:font-weight="bold" style:font-weight-asian="bold" style:font-weight-complex="bold"/>
    </style:style>
    <style:style style:name="P15" style:family="paragraph" style:parent-style-name="Párrafo_20_de_20_lista" style:list-style-name="L7">
      <style:text-properties fo:color="#000000" loext:opacity="100%"/>
    </style:style>
    <style:style style:name="P16" style:family="paragraph" style:parent-style-name="Párrafo_20_de_20_lista" style:list-style-name="L7">
      <style:text-properties fo:color="#000000" loext:opacity="100%" fo:font-weight="bold" style:font-weight-asian="bold" style:font-weight-complex="bold"/>
    </style:style>
    <style:style style:name="P17" style:family="paragraph" style:parent-style-name="Normal">
      <style:paragraph-properties fo:margin-left="0.635cm">
        <style:tab-stops/>
      </style:paragraph-properties>
      <style:text-properties fo:color="#000000" loext:opacity="100%"/>
    </style:style>
    <style:style style:name="P18" style:family="paragraph" style:parent-style-name="Párrafo_20_de_20_lista" style:list-style-name="L8">
      <style:text-properties fo:color="#000000" loext:opacity="100%"/>
    </style:style>
    <style:style style:name="P19" style:family="paragraph" style:parent-style-name="Párrafo_20_de_20_lista" style:list-style-name="L8">
      <style:text-properties fo:color="#000000" loext:opacity="100%" fo:font-weight="bold" style:font-weight-asian="bold" style:font-weight-complex="bold"/>
    </style:style>
    <style:style style:name="P20" style:family="paragraph" style:parent-style-name="Párrafo_20_de_20_lista" style:list-style-name="L9">
      <style:text-properties fo:color="#000000" loext:opacity="100%" fo:font-weight="bold" style:font-weight-asian="bold" style:font-weight-complex="bold"/>
    </style:style>
    <style:style style:name="P21" style:family="paragraph" style:parent-style-name="Párrafo_20_de_20_lista" style:list-style-name="L9">
      <style:text-properties fo:color="#000000" loext:opacity="100%"/>
    </style:style>
    <style:style style:name="P22" style:family="paragraph" style:parent-style-name="Normal">
      <style:paragraph-properties fo:text-indent="0.635cm" style:auto-text-indent="false"/>
      <style:text-properties fo:color="#000000" loext:opacity="100%"/>
    </style:style>
    <style:style style:name="P23" style:family="paragraph" style:parent-style-name="Párrafo_20_de_20_lista" style:list-style-name="L10">
      <style:text-properties fo:color="#000000" loext:opacity="100%"/>
    </style:style>
    <style:style style:name="P24" style:family="paragraph" style:parent-style-name="Párrafo_20_de_20_lista" style:list-style-name="L10">
      <style:text-properties fo:color="#000000" loext:opacity="100%" fo:font-weight="bold" style:font-weight-asian="bold" style:font-weight-complex="bold"/>
    </style:style>
    <text:list-style style:name="L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ALUACIÓN INCIAL 2º DAM-B SISTEMAS DE GESTIÓN EMPRESARIAL</text:p>
      <text:p text:style-name="P2">1.- En cuanto a la adaptación de un ERP a la empresa , ¿En qué ámbitos puede darse?</text:p>
      <text:list text:style-name="L1">
        <text:list-item>
          <text:p text:style-name="P3">Modificando y creando nuevos informes adaptándolos a la empresa.</text:p>
        </text:list-item>
        <text:list-item>
          <text:p text:style-name="P3">Programando módulos completos que añadan todas las características necesarias</text:p>
        </text:list-item>
        <text:list-item>
          <text:p text:style-name="P4">Todas las respuestas son correctas</text:p>
        </text:list-item>
        <text:list-item>
          <text:p text:style-name="P3">Estableciendo nuevas vistas con información existente en la base de datos</text:p>
        </text:list-item>
      </text:list>
      <text:p text:style-name="P2">2.-La vista gráfica permite crear:</text:p>
      <text:list text:style-name="L2">
        <text:list-item>
          <text:p text:style-name="P5">Ninguna de las respuestas es correcta</text:p>
        </text:list-item>
        <text:list-item>
          <text:p text:style-name="P6">Un gráfico de barras o circular</text:p>
        </text:list-item>
        <text:list-item>
          <text:p text:style-name="P5">No es de tipo árbol</text:p>
        </text:list-item>
        <text:list-item>
          <text:p text:style-name="P5">No se pueden realizar agrupaciones sobre los campos</text:p>
        </text:list-item>
      </text:list>
      <text:p text:style-name="P2">3.- ¿Cuál es el único ERP <text:s/>que tiene su origen en España y que ha conseguido una gran implantación en todo el mundo?</text:p>
      <text:list text:style-name="L3">
        <text:list-item>
          <text:p text:style-name="P7">OpenBravo</text:p>
        </text:list-item>
        <text:list-item>
          <text:p text:style-name="P8">OpenERP</text:p>
        </text:list-item>
        <text:list-item>
          <text:p text:style-name="P8">SAP</text:p>
        </text:list-item>
        <text:list-item>
          <text:p text:style-name="P8">ODOO</text:p>
        </text:list-item>
      </text:list>
      <text:p text:style-name="P2">4.-¿Qué <text:s/>tipo de base de datos es la mejor opción para un sistema de gestión de base de datos de un ERP?</text:p>
      <text:list text:style-name="L4">
        <text:list-item>
          <text:p text:style-name="P9">Multidimensional</text:p>
        </text:list-item>
        <text:list-item>
          <text:p text:style-name="P9">Multirelacional</text:p>
        </text:list-item>
        <text:list-item>
          <text:p text:style-name="P10">Relacional</text:p>
        </text:list-item>
        <text:list-item>
          <text:p text:style-name="P9">Racional</text:p>
        </text:list-item>
      </text:list>
      <text:p text:style-name="P2">5.-¿Qué palabras se identifican con la lógica operacional de los CRM?</text:p>
      <text:list text:style-name="L5">
        <text:list-item>
          <text:p text:style-name="P11">Automatizar</text:p>
        </text:list-item>
        <text:list-item>
          <text:p text:style-name="P11">Organizar</text:p>
        </text:list-item>
        <text:list-item>
          <text:p text:style-name="P12">Todas las respuestas son correctas</text:p>
        </text:list-item>
        <text:list-item>
          <text:p text:style-name="P11">Gestionar</text:p>
        </text:list-item>
      </text:list>
      <text:p text:style-name="P2">6.-¿Qué modulo nos permite crear una orden de compra de forma directa?</text:p>
      <text:list text:style-name="L6">
        <text:list-item>
          <text:p text:style-name="P13">Marketing</text:p>
        </text:list-item>
        <text:list-item>
          <text:p text:style-name="P14">Compras</text:p>
        </text:list-item>
        <text:list-item>
          <text:p text:style-name="P13">Punto de venta</text:p>
        </text:list-item>
        <text:list-item>
          <text:p text:style-name="P13">Ventas</text:p>
        </text:list-item>
      </text:list>
      <text:p text:style-name="P2">7.-La gestión de usuarios de un sistema _______________tiene entre las funciones más importantes la creación, mantenimiento y borrado de los distintos usuarios pertenecientes al sistema, además de sus correspondientes datos</text:p>
      <text:list text:style-name="L7">
        <text:list-item>
          <text:p text:style-name="P15">ERP-CRM</text:p>
        </text:list-item>
        <text:list-item>
          <text:p text:style-name="P16">De bases de datos</text:p>
        </text:list-item>
        <text:list-item>
          <text:p text:style-name="P15">Relacional</text:p>
        </text:list-item>
        <text:list-item>
          <text:p text:style-name="P15">Darta Warehouse</text:p>
        </text:list-item>
      </text:list>
      <text:p text:style-name="P17"><text:soft-page-break/>8.- ¿qué tipo de lenguaje es Python?</text:p>
      <text:list text:style-name="L8">
        <text:list-item>
          <text:p text:style-name="P18">Lenguaje compilado</text:p>
        </text:list-item>
        <text:list-item>
          <text:p text:style-name="P18">Lenguaje interpretado</text:p>
        </text:list-item>
        <text:list-item>
          <text:p text:style-name="P18">Lenguaje compilado y multiplataforma</text:p>
        </text:list-item>
        <text:list-item>
          <text:p text:style-name="P19">Lenguaje interpretado y multiplataforma</text:p>
        </text:list-item>
      </text:list>
      <text:p text:style-name="P2"><text:s text:c="7"/>9.- La gestión de almacén o stock de productos está basada en dos conceptos fundamentales relacionado entre sí:</text:p>
      <text:list text:style-name="L9">
        <text:list-item>
          <text:p text:style-name="P20">Ubicaciones físicas y virtuales</text:p>
        </text:list-item>
        <text:list-item>
          <text:p text:style-name="P21">Albaranes y ubicaciones</text:p>
        </text:list-item>
        <text:list-item>
          <text:p text:style-name="P21">Ubicación y almacén</text:p>
        </text:list-item>
        <text:list-item>
          <text:p text:style-name="P21">Ninguna de las respuestas es correcta</text:p>
        </text:list-item>
      </text:list>
      <text:p text:style-name="P22">10.- La clasificamos las licencias exclusivamente por el coste económico que tiene para el usuario, podríamos clasificarlas en tres tipos.</text:p>
      <text:p text:style-name="P22">-Elija la definición de este tipo: Payware</text:p>
      <text:list text:style-name="L10">
        <text:list-item>
          <text:p text:style-name="P23">Durante un período de tiempo, el software puede usarse sin coste alguno</text:p>
        </text:list-item>
        <text:list-item>
          <text:p text:style-name="P23">Pasado cierto tiempo, para poder continuar usando el software, el usuario debe realizar algún tipo de pago al autor</text:p>
        </text:list-item>
        <text:list-item>
          <text:p text:style-name="P23">No tiene coste alguno, el software es de uso gratuito</text:p>
        </text:list-item>
        <text:list-item>
          <text:p text:style-name="P24">El usuario necesita realizar algún tipo de pago para el uso del software</text:p>
        </text:list-item>
        <text:list-item>
          <text:p text:style-name="P23">Ninguna de la respuesta es correcta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top="0cm" fo:margin-bottom="0.282cm" style:contextual-spacing="tru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WW_5f_CharLFO2LVL1" style:display-name="WW_CharLFO2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1.2$Windows_X86_64 LibreOffice_project/87fa9aec1a63e70835390b81c40bb8993f1d4ff6</meta:generator>
    <dc:title/>
    <dc:description/>
    <dc:subject/>
    <meta:initial-creator>Enrique</meta:initial-creator>
    <meta:creation-date>2024-10-01T15:45:00Z</meta:creation-date>
    <dc:date>2024-10-01T20:05:42.618000000</dc:date>
    <meta:editing-cycles>3</meta:editing-cycles>
    <meta:editing-duration>PT5M27S</meta:editing-duration>
    <meta:document-statistic meta:table-count="0" meta:image-count="0" meta:object-count="0" meta:page-count="2" meta:paragraph-count="53" meta:word-count="399" meta:character-count="2349" meta:non-whitespace-character-count="2035"/>
    <meta:template xlink:type="simple" xlink:actuate="onRequest" xlink:title="" xlink:href="Normal"/>
  </office:meta>
</office:document-meta>
</file>